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Hate score distribution_growth" table:style-name="ta1">
        <table:shapes>
          <draw:frame draw:z-index="0" draw:style-name="gr1" draw:text-style-name="P1" svg:width="6.2988in" svg:height="3.5429in" svg:x="8.5039in" svg:y="3.1142in">
            <draw:object draw:notify-on-update-of-ranges="'network_growth Hate score distribution_growth'.A18:'network_growth Hate score distribution_growth'.A34 'network_growth Hate score distribution_growth'.B18:'network_growth Hate score distribution_growth'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3/04/2021 09:38:56:351 +0100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Hate score distribution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18]/[.$C$35]" office:value-type="float" office:value="0.00379075056861258" calcext:value-type="float">
            <text:p>0.00379075056861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C19]/[.$C$35]" office:value-type="float" office:value="0.033737680060652" calcext:value-type="float">
            <text:p>0.033737680060652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20]/[.$C$35]" office:value-type="float" office:value="0.0724033358605004" calcext:value-type="float">
            <text:p>0.0724033358605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1]/[.$C$35]" office:value-type="float" office:value="0.113722517058378" calcext:value-type="float">
            <text:p>0.113722517058378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22]/[.$C$35]" office:value-type="float" office:value="0.167172100075815" calcext:value-type="float">
            <text:p>0.167172100075815</text:p>
          </table:table-cell>
          <table:table-cell office:value-type="float" office:value="441" calcext:value-type="float">
            <text:p>44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C23]/[.$C$35]" office:value-type="float" office:value="0.155420773313116" calcext:value-type="float">
            <text:p>0.155420773313116</text:p>
          </table:table-cell>
          <table:table-cell office:value-type="float" office:value="410" calcext:value-type="float">
            <text:p>41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24]/[.$C$35]" office:value-type="float" office:value="0.147839272175891" calcext:value-type="float">
            <text:p>0.147839272175891</text:p>
          </table:table-cell>
          <table:table-cell office:value-type="float" office:value="390" calcext:value-type="float">
            <text:p>39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C25]/[.$C$35]" office:value-type="float" office:value="0.114101592115239" calcext:value-type="float">
            <text:p>0.114101592115239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6]/[.$C$35]" office:value-type="float" office:value="0.0739196360879454" calcext:value-type="float">
            <text:p>0.073919636087945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C27]/[.$C$35]" office:value-type="float" office:value="0.0485216072782411" calcext:value-type="float">
            <text:p>0.048521607278241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28]/[.$C$35]" office:value-type="float" office:value="0.0341167551175133" calcext:value-type="float">
            <text:p>0.034116755117513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C29]/[.$C$35]" office:value-type="float" office:value="0.0147839272175891" calcext:value-type="float">
            <text:p>0.014783927217589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30]/[.$C$35]" office:value-type="float" office:value="0.0109931766489765" calcext:value-type="float">
            <text:p>0.010993176648977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C31]/[.$C$35]" office:value-type="float" office:value="0.00530705079605762" calcext:value-type="float">
            <text:p>0.00530705079605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32]/[.$C$35]" office:value-type="float" office:value="0.00303260045489007" calcext:value-type="float">
            <text:p>0.00303260045489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C33]/[.$C$35]" office:value-type="float" office:value="0.000758150113722517" calcext:value-type="float">
            <text:p>0.00075815011372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34]/[.$C$35]" office:value-type="float" office:value="0.000379075056861258" calcext:value-type="float">
            <text:p>0.00037907505686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SUM([.C18:.C34])" office:value-type="float" office:value="2638" calcext:value-type="float">
            <text:p>2638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0:22:41.795540529</dc:date>
    <meta:editing-duration>PT2M</meta:editing-duration>
    <meta:editing-cycles>2</meta:editing-cycles>
    <meta:generator>LibreOffice/6.4.6.2$Linux_X86_64 LibreOffice_project/40$Build-2</meta:generator>
    <meta:document-statistic meta:table-count="1" meta:cell-count="1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network_growth Hate score distribution_growth'.A18:'network_growth Hate score distribution_growth'.B34" chart:data-source-has-labels="column" svg:x="1.331cm" svg:y="0.18cm" svg:width="14.349cm" svg:height="7.659cm">
          <chartooo:coordinate-region svg:x="2.243cm" svg:y="0.379cm" svg:width="13.437cm" svg:height="6.813cm"/>
          <chart:axis chart:dimension="x" chart:name="primary-x" chart:style-name="ch3" chartooo:axis-type="auto">
            <chartooo:date-scale/>
            <chart:title svg:x="7.694cm" svg:y="8.019cm" chart:style-name="ch4">
              <text:p>hate score</text:p>
            </chart:title>
            <chart:categories table:cell-range-address="'network_growth Hate score distribution_growth'.A18:'network_growth Hate score distribution_growth'.A34"/>
          </chart:axis>
          <chart:axis chart:dimension="y" chart:name="primary-y" chart:style-name="ch5">
            <chart:title svg:x="0.451cm" svg:y="5.032cm" chart:style-name="ch6">
              <text:p>fraction users</text:p>
            </chart:title>
            <chart:grid chart:style-name="ch7" chart:class="major"/>
          </chart:axis>
          <chart:series chart:style-name="ch8" chart:values-cell-range-address="'network_growth Hate score distribution_growth'.B18:'network_growth Hate score distribution_growth'.B34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network_growth Hate score distribution_growth'.A18:'network_growth Hate score distribution_growth'.A34</svg:desc>
                </draw:g>
              </table:table-cell>
              <table:table-cell office:value-type="float" office:value="0.00379075056861258">
                <text:p>0.00379075056861258</text:p>
                <draw:g>
                  <svg:desc>'network_growth Hate score distribution_growth'.B18:'network_growth Hate score distribution_growth'.B34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33737680060652">
                <text:p>0.0337376800606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724033358605004">
                <text:p>0.072403335860500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113722517058378">
                <text:p>0.1137225170583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67172100075815">
                <text:p>0.16717210007581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155420773313116">
                <text:p>0.1554207733131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47839272175891">
                <text:p>0.14783927217589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14101592115239">
                <text:p>0.11410159211523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39196360879454">
                <text:p>0.073919636087945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485216072782411">
                <text:p>0.048521607278241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341167551175133">
                <text:p>0.034116755117513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147839272175891">
                <text:p>0.014783927217589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09931766489765">
                <text:p>0.01099317664897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530705079605762">
                <text:p>0.005307050796057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303260045489007">
                <text:p>0.0030326004548900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758150113722517">
                <text:p>0.00075815011372251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379075056861258">
                <text:p>0.000379075056861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